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100000375D8BAC0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5.268cm" svg:height="23.417cm" draw:z-index="0"><draw:image xlink:href="Pictures/100002010000024100000375D8BAC032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illa Ridesjö</meta:initial-creator>
    <meta:creation-date>2022-12-02T15:29:08.61</meta:creation-date>
    <meta:document-statistic meta:table-count="0" meta:image-count="1" meta:object-count="0" meta:page-count="1" meta:paragraph-count="0" meta:word-count="0" meta:character-count="0"/>
    <dc:date>2022-12-02T15:32:07.65</dc:date>
    <dc:creator>Camilla Ridesjö</dc:creator>
    <meta:editing-duration>PT3M5S</meta:editing-duration>
    <meta:editing-cycles>1</meta:editing-cycles>
    <meta:generator>OpenOffice/4.1.3$Win32 OpenOffice.org_project/413m1$Build-9783</meta:generator>
  </office:meta>
</office:document-meta>
</file>